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1.8868in"/>
    </style:style>
    <style:style style:name="Table1.B" style:family="table-column">
      <style:table-column-properties style:column-width="5.034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0.3549in"/>
    </style:style>
    <style:style style:name="Table2.B" style:family="table-column">
      <style:table-column-properties style:column-width="1.5319in"/>
    </style:style>
    <style:style style:name="Table2.C" style:family="table-column">
      <style:table-column-properties style:column-width="1.4118in"/>
    </style:style>
    <style:style style:name="Table2.D" style:family="table-column">
      <style:table-column-properties style:column-width="0.1139in"/>
    </style:style>
    <style:style style:name="Table2.E" style:family="table-column">
      <style:table-column-properties style:column-width="1.1389in"/>
    </style:style>
    <style:style style:name="Table2.F" style:family="table-column">
      <style:table-column-properties style:column-width="1.1847in"/>
    </style:style>
    <style:style style:name="Table2.G" style:family="table-column">
      <style:table-column-properties style:column-width="0.0535in"/>
    </style:style>
    <style:style style:name="Table2.H" style:family="table-column">
      <style:table-column-properties style:column-width="1.131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6.9215in" table:align="left"/>
    </style:style>
    <style:style style:name="Table6.A" style:family="table-column">
      <style:table-column-properties style:column-width="0.3549in"/>
    </style:style>
    <style:style style:name="Table6.B" style:family="table-column">
      <style:table-column-properties style:column-width="1.5472in"/>
    </style:style>
    <style:style style:name="Table6.C" style:family="table-column">
      <style:table-column-properties style:column-width="0.3771in"/>
    </style:style>
    <style:style style:name="Table6.D" style:family="table-column">
      <style:table-column-properties style:column-width="1.1396in"/>
    </style:style>
    <style:style style:name="Table6.E" style:family="table-column">
      <style:table-column-properties style:column-width="1.1403in"/>
    </style:style>
    <style:style style:name="Table6.F" style:family="table-column">
      <style:table-column-properties style:column-width="1.1813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C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1.9021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0.275in"/>
    </style:style>
    <style:style style:name="Table3.D" style:family="table-column">
      <style:table-column-properties style:column-width="0.9514in"/>
    </style:style>
    <style:style style:name="Table3.E" style:family="table-column">
      <style:table-column-properties style:column-width="1.2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4.3174in"/>
    </style:style>
    <style:style style:name="Table4.B" style:family="table-column">
      <style:table-column-properties style:column-width="2.604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1.9097in"/>
    </style:style>
    <style:style style:name="Table5.B" style:family="table-column">
      <style:table-column-properties style:column-width="5.0118in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Sri Tamil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Sri Tamil" fo:font-size="8pt" style:font-size-asian="8pt" style:font-name-complex="Sri Tamil" style:font-size-complex="8pt" style:language-complex="ta" style:country-complex="IN"/>
    </style:style>
    <style:style style:name="P8" style:family="paragraph" style:parent-style-name="Standard">
      <style:paragraph-properties fo:text-align="start" style:justify-single-word="false"/>
      <style:text-properties style:font-name="Sri Tamil" fo:font-size="8pt" style:font-size-asian="8pt" style:font-name-complex="Sri Tamil" style:font-size-complex="8pt"/>
    </style:style>
    <style:style style:name="P9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0" style:family="paragraph" style:parent-style-name="Text_20_body">
      <style:text-properties style:font-name="BhashitaComplex" fo:font-size="8pt" style:font-size-asian="8pt" style:font-name-complex="BhashitaComplex" style:font-size-complex="8pt"/>
    </style:style>
    <style:style style:name="P11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2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3" style:family="paragraph" style:parent-style-name="Text_20_body">
      <style:paragraph-properties fo:text-align="center" style:justify-single-word="false"/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BhashitaComplex" fo:font-size="8pt" fo:font-weight="normal" style:font-size-asian="8pt" style:font-weight-asian="normal" style:font-name-complex="Sri Tamil" style:font-size-complex="8pt" style:language-complex="ta" style:country-complex="IN" style:font-weight-complex="normal"/>
    </style:style>
    <style:style style:name="P15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18" style:family="paragraph" style:parent-style-name="Table_20_Contents"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9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20" style:family="paragraph" style:parent-style-name="Table_20_Contents">
      <style:text-properties style:font-name="Sri Tamil" fo:font-size="8pt" style:font-size-asian="8pt" style:font-name-complex="Sri Tamil" style:font-size-complex="8pt" style:language-complex="ta" style:country-complex="IN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BhashitaComplex" fo:font-size="8pt" style:font-size-asian="8pt" style:font-name-complex="BhashitaComplex" style:font-size-complex="8pt"/>
    </style:style>
    <style:style style:name="T1" style:family="text">
      <style:text-properties style:language-complex="ta" style:country-complex="IN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-complex="Sri Tamil" style:language-complex="ta" style:country-complex="IN"/>
    </style:style>
    <style:style style:name="T4" style:family="text">
      <style:text-properties style:font-name="Sri Tamil" style:font-name-complex="Sri Tamil" style:language-complex="t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දරුකමට හදාගැනීමේ උසාවි නියෝගය ලියාපදිංචි කිරීම (අංක 4 දරන ආකෘති පත්‍රය)</text:p>
      <text:p text:style-name="P7">நீதிமன்ற மகவேற்புக் கட்டளையினை பதிவு செய்தல் ( 4 ஆம் இலக்க விண்ணப்ப படிவம்) </text:p>
      <text:p text:style-name="P2">Registration of an Adoption Order Issued by Cour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නියෝගය ලැබුණු දිනය</text:p>
            <text:p text:style-name="P4">கட்டளை பெறப்பட்ட திகதி</text:p>
            <text:p text:style-name="P15">Received Date</text:p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">අධිකරණය</text:p>
            <text:p text:style-name="P4">நீதிமன்றம்</text:p>
            <text:p text:style-name="P15">Court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">නියෝගය නිකුත් කල දිනය</text:p>
            <text:p text:style-name="P4">கட்டளை வழங்கப்பட்ட திகதி</text:p>
            <text:p text:style-name="P15">Issued Date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">නියෝග අංකය</text:p>
            <text:p text:style-name="P4">கட்டளை இலக்கம்</text:p>
            <text:p text:style-name="P15">Serial number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">විනිසුරු නම</text:p>
            <text:p text:style-name="P4">நீதிபதியின் பெயர் </text:p>
            <text:p text:style-name="P15">Name of the Judge</text:p>
          </table:table-cell>
          <table:table-cell table:style-name="Table1.B2" office:value-type="string">
            <text:p text:style-name="P15"/>
          </table:table-cell>
        </table:table-row>
      </table:table>
      <text:p text:style-name="P10"/>
      <text:p text:style-name="P2">අයදුම් කරුගේ විස්තර</text:p>
      <text:p text:style-name="P5">விண்ணப்பதரியின் விபரங்கள்</text:p>
      <text:p text:style-name="P16">Applicants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3">අයදුම් කරු</text:p>
            <text:p text:style-name="P4">விண்ணப்பதாரி</text:p>
            <text:p text:style-name="P15">Applicant </text:p>
          </table:table-cell>
          <table:covered-table-cell/>
          <table:table-cell table:style-name="Table2.A1" office:value-type="string">
            <text:p text:style-name="P3">පියා</text:p>
            <text:p text:style-name="P4">தந்தை</text:p>
            <text:p text:style-name="P15">Father</text:p>
          </table:table-cell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A1" table:number-columns-spanned="2" office:value-type="string">
            <text:p text:style-name="P3">මව</text:p>
            <text:p text:style-name="P4">தாய்</text:p>
            <text:p text:style-name="P15">Mother</text:p>
          </table:table-cell>
          <table:covered-table-cell/>
          <table:table-cell table:style-name="Table2.H1" office:value-type="string">
            <text:p text:style-name="P15"/>
          </table:table-cell>
        </table:table-row>
        <table:table-row>
          <table:table-cell table:style-name="Table2.A2" table:number-columns-spanned="2" office:value-type="string">
            <text:p text:style-name="P3">අනන්‍යතා අංකය </text:p>
            <text:p text:style-name="P6">அடையாள எண் </text:p>
            <text:p text:style-name="P3">Identification No.</text:p>
          </table:table-cell>
          <table:covered-table-cell/>
          <table:table-cell table:style-name="Table2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"/>
          </table:table-cell>
          <table:table-cell table:style-name="Table2.A2" office:value-type="string">
            <text:p text:style-name="P3">විදේශිකය‍කු නම්</text:p>
            <text:p text:style-name="P8">வெளிநாட்டவர் <text:span text:style-name="T1">எனின், </text:span></text:p>
            <text:p text:style-name="P3">If a foreigner</text:p>
          </table:table-cell>
          <table:table-cell table:style-name="Table2.A2" table:number-columns-spanned="2" office:value-type="string">
            <text:p text:style-name="P3">රට</text:p>
            <text:p text:style-name="P4">நாடு</text:p>
            <text:p text:style-name="P3">Country</text:p>
          </table:table-cell>
          <table:covered-table-cell/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ගමන් බලපත්‍ර අංකය</text:p>
            <text:p text:style-name="P4">கடவுச் சீட்டு இல </text:p>
            <text:p text:style-name="P3">Passport No.</text:p>
          </table:table-cell>
          <table:table-cell table:style-name="Table2.C2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">අයදුම් කරුගේ නම</text:p>
            <text:p text:style-name="P3"><text:span text:style-name="T3">விண்ணப்பதாரியின் பெயர் </text:span><text:line-break/>Name of the Applicant</text:p>
          </table:table-cell>
          <table:covered-table-cell/>
          <table:table-cell table:style-name="Table2.C2" table:number-columns-spanned="6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5">ලිපිනය</text:p>
            <text:p text:style-name="P4">முகவரி</text:p>
            <text:p text:style-name="P15">Address</text:p>
          </table:table-cell>
          <table:covered-table-cell/>
          <table:table-cell table:style-name="Table2.C2" table:number-columns-spanned="6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6">අයදුම් කරු පියා නම් මවගේ විස්තර / <text:span text:style-name="T3">விண்ணப்பதாரி தந்தையாயின் தாயின் விபரங்கள்</text:span><text:span text:style-name="T1">/</text:span> If applicant is the father, Mother's details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row>
          <table:table-cell table:style-name="Table6.A1" table:number-columns-spanned="5" office:value-type="string">
            <text:p text:style-name="P3">මවගේ අනන්‍යතා අංකය </text:p>
            <text:p text:style-name="P6">தாயின் அடையாள எண் </text:p>
            <text:p text:style-name="P3">Mothers Identification Number</text:p>
          </table:table-cell>
          <table:covered-table-cell/>
          <table:covered-table-cell/>
          <table:covered-table-cell/>
          <table:covered-table-cell/>
          <table:table-cell table:style-name="Table6.F1" table:number-columns-spanned="2" office:value-type="string">
            <text:p text:style-name="P3"/>
          </table:table-cell>
          <table:covered-table-cell/>
        </table:table-row>
        <table:table-row>
          <table:table-cell table:style-name="Table6.A2" office:value-type="string">
            <text:p text:style-name="P3"/>
          </table:table-cell>
          <table:table-cell table:style-name="Table6.B2" table:number-columns-spanned="2" office:value-type="string">
            <text:p text:style-name="P3">විදේශිකය‍කු නම්</text:p>
            <text:p text:style-name="P6">வெளிநாட்டவர் <text:span text:style-name="T1">எனின்</text:span></text:p>
            <text:p text:style-name="P3">If a foreigner</text:p>
          </table:table-cell>
          <table:covered-table-cell/>
          <table:table-cell table:style-name="Table6.B2" office:value-type="string">
            <text:p text:style-name="P3">රට</text:p>
            <text:p text:style-name="P6">நாடு</text:p>
            <text:p text:style-name="P3">Country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ගමන් බලපත්‍ර අංකය</text:p>
            <text:p text:style-name="P6">கடவுச் சீட்டு இல </text:p>
            <text:p text:style-name="P3">Passport No.</text:p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3" table:number-columns-spanned="2" office:value-type="string">
            <text:p text:style-name="P15">මවගේ නම </text:p>
            <text:p text:style-name="P6">தாயின் பெயர் </text:p>
            <text:p text:style-name="P17">Name of Mother</text:p>
          </table:table-cell>
          <table:covered-table-cell/>
          <table:table-cell table:style-name="Table6.C3" table:number-columns-spanned="5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1"/>
      <text:p text:style-name="P21">ළමයාගේ විස්තර</text:p>
      <text:p text:style-name="P12">பிள்ளையின் விபரங்கள்</text:p>
      <text:p text:style-name="P11">Child's Inform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table:number-columns-spanned="3" office:value-type="string">
            <text:p text:style-name="P15">අනන්‍යතා අංකය (තිබේ නම්)</text:p>
            <text:p text:style-name="P9"><text:span text:style-name="T2">அடையாள எண் </text:span>(இருந்தால்)</text:p>
            <text:p text:style-name="P15">Identification Number (if available)</text:p>
          </table:table-cell>
          <table:covered-table-cell/>
          <table:covered-table-cell/>
          <table:table-cell table:style-name="Table3.D1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5">උපන් දිනය </text:p>
            <text:p text:style-name="P18">பிறந்த திகதி</text:p>
            <text:p text:style-name="P15">Date of birth</text:p>
          </table:table-cell>
          <table:table-cell table:style-name="Table3.A2" table:number-columns-spanned="3" office:value-type="string">
            <text:p text:style-name="P15"/>
          </table:table-cell>
          <table:covered-table-cell/>
          <table:covered-table-cell/>
          <table:table-cell table:style-name="Table3.A2" office:value-type="string">
            <text:p text:style-name="P15">ස්ත්‍රී <text:s/>පුරුෂ භාවය</text:p>
            <text:p text:style-name="P18">பால்</text:p>
            <text:p text:style-name="P15">Gender</text:p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>වයස</text:p>
            <text:p text:style-name="P18">வயது</text:p>
            <text:p text:style-name="P15">Age</text:p>
          </table:table-cell>
          <table:table-cell table:style-name="Table3.A2" office:value-type="string">
            <text:p text:style-name="P15">අවුරුදු</text:p>
            <text:p text:style-name="P18">வருடங்கள்</text:p>
            <text:p text:style-name="P15">Years</text:p>
          </table:table-cell>
          <table:table-cell table:style-name="Table3.A2" table:number-columns-spanned="2" office:value-type="string">
            <text:p text:style-name="P15"/>
          </table:table-cell>
          <table:covered-table-cell/>
          <table:table-cell table:style-name="Table3.A2" office:value-type="string">
            <text:p text:style-name="P15">මාස</text:p>
            <text:p text:style-name="P18">மாதங்கள்</text:p>
            <text:p text:style-name="P15">Months</text:p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>දැනට පවතින නම </text:p>
            <text:p text:style-name="P15">(නමක් දී ඇති නම්)</text:p>
            <text:p text:style-name="P20">தற்போதைய பெயர் </text:p>
            <text:p text:style-name="P15"><text:span text:style-name="T4">(ஏற்கனவே பெயர் <text:s/>வழங்கப்பட்டிருந்தால்)</text:span><text:line-break/>Existing Name </text:p>
            <text:p text:style-name="P15">(if already given)</text:p>
          </table:table-cell>
          <table:table-cell table:style-name="Table3.F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5">ලබා දෙන නම රාජ්‍ය භාෂාවෙන්</text:p>
            <text:p text:style-name="P18">புதிய பெயர் அரச கரும மொழியில்</text:p>
            <text:p text:style-name="P15">New name given in Official Language</text:p>
          </table:table-cell>
          <table:table-cell table:style-name="Table3.F2" table:number-columns-spanned="5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1">උපත දැනටත් ලියාපදිංචි කර උප්පැන්න සහතිකයක් නිකුත් කර ඇතිනම්</text:p>
      <text:p text:style-name="P12">பிறப்பு பதியப்பட்டு பிறப்புச் சான்றிதழ் வழங்கப்பட்டிருந்தால்</text:p>
      <text:p text:style-name="P11">If the birth is already registered, and a Birth Certificate issued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උප්පැන්න සහතිකයේ අනුක්‍රමික අංකය</text:p>
            <text:p text:style-name="P18">பிறப்புச் சான்றிதழின் தொடர் <text:s/>இலக்கம்</text:p>
            <text:p text:style-name="P15">The serial number of the Birth Certificate</text:p>
          </table:table-cell>
          <table:table-cell table:style-name="Table4.B1" office:value-type="string">
            <text:p text:style-name="P15"/>
          </table:table-cell>
        </table:table-row>
      </table:table>
      <text:p text:style-name="P13">හෝ</text:p>
      <text:p text:style-name="P14">அல்லது</text:p>
      <text:p text:style-name="P16">OR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6">උපත ලියාපදිංචි කිරීමේ රිසීට් පතේ සටහන්</text:p>
            <text:p text:style-name="P19">பிறப்பு பதிவிற்கான பற்றுச்சீட்டின் குறிப்பு</text:p>
            <text:p text:style-name="P16">Birth Registration acknowledgment slip</text:p>
          </table:table-cell>
          <table:covered-table-cell/>
        </table:table-row>
        <table:table-row>
          <table:table-cell table:style-name="Table5.A2" office:value-type="string">
            <text:p text:style-name="P15">දිස්ත්‍රික්කය</text:p>
            <text:p text:style-name="P18">மாவட்டம்</text:p>
            <text:p text:style-name="P15">District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>ප්‍රාදේශීය ලේකම් කොට්ටාශය</text:p>
            <text:p text:style-name="P18">பிரதேச செயலாளர் <text:s/>பிரிவு</text:p>
            <text:p text:style-name="P15">Divisional Secretariat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>ලියාපදිංචි කිරීමේ කොට්ටාශය </text:p>
            <text:p text:style-name="P18">பதிவுப்பிரிவு</text:p>
            <text:p text:style-name="P15">Registration Division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>අනුක්‍රමික අංකය</text:p>
            <text:p text:style-name="P18">தொடர் <text:s/>இலக்கம்</text:p>
            <text:p text:style-name="P15">Serial Number</text:p>
          </table:table-cell>
          <table:table-cell table:style-name="Table5.B2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7-22T13:28:33</meta:creation-date>
    <dc:date>2010-10-05T12:31:24</dc:date>
    <meta:editing-duration>PT04H03M59S</meta:editing-duration>
    <meta:editing-cycles>41</meta:editing-cycles>
    <meta:generator>OpenOffice.org/3.2$Unix OpenOffice.org_project/320m12$Build-9483</meta:generator>
    <dc:creator>indunil </dc:creator>
    <meta:document-statistic meta:table-count="6" meta:image-count="0" meta:object-count="0" meta:page-count="2" meta:paragraph-count="116" meta:word-count="333" meta:character-count="2167"/>
  </office:meta>
</office:document-meta>
</file>